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officeooo:paragraph-rsid="00180eb7"/>
    </style:style>
    <style:style style:name="P8" style:family="paragraph" style:parent-style-name="Standard">
      <style:text-properties officeooo:paragraph-rsid="0021e8a6"/>
    </style:style>
    <style:style style:name="P9" style:family="paragraph" style:parent-style-name="Standard">
      <style:text-properties officeooo:rsid="0024e0ad" officeooo:paragraph-rsid="0024e0ad"/>
    </style:style>
    <style:style style:name="P10" style:family="paragraph" style:parent-style-name="Standard">
      <style:text-properties officeooo:rsid="0024e0ad" officeooo:paragraph-rsid="0025867b"/>
    </style:style>
    <style:style style:name="P11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2" style:family="paragraph" style:parent-style-name="Standard">
      <style:text-properties officeooo:paragraph-rsid="00701329"/>
    </style:style>
    <style:style style:name="P13" style:family="paragraph" style:parent-style-name="Table_20_Contents">
      <style:text-properties officeooo:rsid="00132bc4" officeooo:paragraph-rsid="00132bc4"/>
    </style:style>
    <style:style style:name="P14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5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7" style:family="paragraph" style:parent-style-name="Table_20_Contents">
      <style:text-properties officeooo:rsid="00132bc4" officeooo:paragraph-rsid="00180eb7"/>
    </style:style>
    <style:style style:name="P18" style:family="paragraph" style:parent-style-name="Table_20_Contents">
      <style:text-properties officeooo:rsid="00132bc4" officeooo:paragraph-rsid="0021e8a6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4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0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4" style:family="paragraph" style:parent-style-name="Table_20_Contents">
      <style:text-properties fo:font-size="10pt" officeooo:paragraph-rsid="0021e8a6" style:font-size-asian="10pt" style:font-size-complex="10pt"/>
    </style:style>
    <style:style style:name="P35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6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7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1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49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0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officeooo:rsid="00144310" officeooo:paragraph-rsid="00144310"/>
    </style:style>
    <style:style style:name="P63" style:family="paragraph" style:parent-style-name="Table_20_Contents">
      <style:text-properties officeooo:rsid="00144310" officeooo:paragraph-rsid="00180eb7"/>
    </style:style>
    <style:style style:name="P64" style:family="paragraph" style:parent-style-name="Table_20_Contents">
      <style:text-properties officeooo:rsid="00144310" officeooo:paragraph-rsid="0021e8a6"/>
    </style:style>
    <style:style style:name="P65" style:family="paragraph" style:parent-style-name="Table_20_Contents">
      <style:text-properties officeooo:paragraph-rsid="00180eb7"/>
    </style:style>
    <style:style style:name="P66" style:family="paragraph" style:parent-style-name="Table_20_Contents">
      <style:text-properties officeooo:paragraph-rsid="0021e8a6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4" style:family="paragraph" style:parent-style-name="Table_20_Contents">
      <style:text-properties officeooo:rsid="0080041e" officeooo:paragraph-rsid="0080041e"/>
    </style:style>
    <style:style style:name="P75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6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7" style:family="paragraph" style:parent-style-name="Table_20_Contents">
      <style:text-properties officeooo:rsid="00829edc" officeooo:paragraph-rsid="0080041e"/>
    </style:style>
    <style:style style:name="P78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79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0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2" style:family="paragraph" style:parent-style-name="Table_20_Contents">
      <style:text-properties officeooo:rsid="00829edc" officeooo:paragraph-rsid="0085a84a"/>
    </style:style>
    <style:style style:name="P83" style:family="paragraph" style:parent-style-name="Table_20_Contents">
      <style:text-properties officeooo:rsid="00835169" officeooo:paragraph-rsid="00835169"/>
    </style:style>
    <style:style style:name="P84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5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6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88" style:family="paragraph" style:parent-style-name="Text_20_body">
      <style:text-properties officeooo:rsid="000f24d9" officeooo:paragraph-rsid="000f24d9"/>
    </style:style>
    <style:style style:name="P89" style:family="paragraph" style:parent-style-name="Text_20_body">
      <style:text-properties officeooo:rsid="001cc19d" officeooo:paragraph-rsid="001cc19d"/>
    </style:style>
    <style:style style:name="P90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1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2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3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4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5" style:family="paragraph" style:parent-style-name="Text_20_body">
      <style:text-properties officeooo:paragraph-rsid="001fe097"/>
    </style:style>
    <style:style style:name="P96" style:family="paragraph" style:parent-style-name="Text_20_body">
      <style:text-properties officeooo:rsid="001fe097" officeooo:paragraph-rsid="001fe097"/>
    </style:style>
    <style:style style:name="P97" style:family="paragraph" style:parent-style-name="Text_20_body">
      <style:text-properties officeooo:rsid="00447e98" officeooo:paragraph-rsid="00447e98"/>
    </style:style>
    <style:style style:name="P98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99" style:family="paragraph" style:parent-style-name="Text_20_body">
      <style:text-properties officeooo:rsid="004671d4" officeooo:paragraph-rsid="004671d4"/>
    </style:style>
    <style:style style:name="P100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01" style:family="paragraph" style:parent-style-name="Text_20_body">
      <style:text-properties officeooo:rsid="0047c3a4" officeooo:paragraph-rsid="0047c3a4"/>
    </style:style>
    <style:style style:name="P102" style:family="paragraph" style:parent-style-name="Text_20_body">
      <style:text-properties officeooo:rsid="00507e69" officeooo:paragraph-rsid="00507e69"/>
    </style:style>
    <style:style style:name="P103" style:family="paragraph" style:parent-style-name="Text_20_body">
      <style:text-properties officeooo:rsid="005ea977" officeooo:paragraph-rsid="00609b51"/>
    </style:style>
    <style:style style:name="P104" style:family="paragraph" style:parent-style-name="Text_20_body">
      <style:text-properties officeooo:rsid="005ea977" officeooo:paragraph-rsid="0068dc67"/>
    </style:style>
    <style:style style:name="P105" style:family="paragraph" style:parent-style-name="Text_20_body">
      <style:text-properties officeooo:rsid="005ea977" officeooo:paragraph-rsid="0068f0fa"/>
    </style:style>
    <style:style style:name="P106" style:family="paragraph" style:parent-style-name="Text_20_body">
      <style:text-properties officeooo:rsid="005ea977" officeooo:paragraph-rsid="006a11e8"/>
    </style:style>
    <style:style style:name="P107" style:family="paragraph" style:parent-style-name="Text_20_body">
      <style:text-properties style:text-underline-style="none" officeooo:rsid="0097dc89" officeooo:paragraph-rsid="0098a877"/>
    </style:style>
    <style:style style:name="P108" style:family="paragraph" style:parent-style-name="Text_20_body">
      <style:text-properties officeooo:rsid="0087c024" officeooo:paragraph-rsid="0087c024"/>
    </style:style>
    <style:style style:name="P109" style:family="paragraph" style:parent-style-name="Heading_20_3">
      <style:text-properties officeooo:rsid="006dea20" officeooo:paragraph-rsid="006dea20"/>
    </style:style>
    <style:style style:name="P110" style:family="paragraph" style:parent-style-name="Heading_20_3">
      <style:text-properties officeooo:paragraph-rsid="0087a4f3"/>
    </style:style>
    <style:style style:name="P111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112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13" style:family="paragraph" style:parent-style-name="Heading_20_3">
      <style:text-properties officeooo:rsid="00447e98" officeooo:paragraph-rsid="00447e98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97232" style:font-style-asian="normal" style:font-style-complex="normal"/>
    </style:style>
    <style:style style:name="T26" style:family="text">
      <style:text-properties fo:font-style="normal" officeooo:rsid="0021e8a6" style:font-style-asian="normal" style:font-style-complex="normal"/>
    </style:style>
    <style:style style:name="T27" style:family="text">
      <style:text-properties fo:font-style="normal" officeooo:rsid="0022842d" style:font-style-asian="normal" style:font-style-complex="normal"/>
    </style:style>
    <style:style style:name="T28" style:family="text">
      <style:text-properties fo:font-style="normal" officeooo:rsid="002f238a" style:font-style-asian="normal" style:font-style-complex="normal"/>
    </style:style>
    <style:style style:name="T29" style:family="text">
      <style:text-properties fo:font-style="normal" officeooo:rsid="00609b51" style:font-style-asian="normal" style:font-style-complex="normal"/>
    </style:style>
    <style:style style:name="T30" style:family="text">
      <style:text-properties fo:font-style="normal" officeooo:rsid="006200fd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edb5a" style:font-weight-asian="bold" style:font-weight-complex="bold"/>
    </style:style>
    <style:style style:name="T41" style:family="text">
      <style:text-properties fo:font-weight="bold" officeooo:rsid="003cbbeb" style:font-weight-asian="bold" style:font-weight-complex="bold"/>
    </style:style>
    <style:style style:name="T42" style:family="text">
      <style:text-properties fo:font-weight="bold" officeooo:rsid="002fff7d" style:font-weight-asian="bold" style:font-weight-complex="bold"/>
    </style:style>
    <style:style style:name="T43" style:family="text">
      <style:text-properties fo:font-weight="bold" officeooo:rsid="00829edc" style:font-weight-asian="bold" style:font-weight-complex="bold"/>
    </style:style>
    <style:style style:name="T44" style:family="text">
      <style:text-properties fo:font-weight="bold" officeooo:rsid="0085a84a" style:font-weight-asian="bold" style:font-weight-complex="bold"/>
    </style:style>
    <style:style style:name="T45" style:family="text">
      <style:text-properties fo:font-weight="bold" officeooo:rsid="008710da" style:font-weight-asian="bold" style:font-weight-complex="bold"/>
    </style:style>
    <style:style style:name="T46" style:family="text">
      <style:text-properties officeooo:rsid="0017fd55"/>
    </style:style>
    <style:style style:name="T47" style:family="text">
      <style:text-properties officeooo:rsid="00197232"/>
    </style:style>
    <style:style style:name="T48" style:family="text">
      <style:text-properties officeooo:rsid="001a1df8"/>
    </style:style>
    <style:style style:name="T49" style:family="text">
      <style:text-properties officeooo:rsid="001be258"/>
    </style:style>
    <style:style style:name="T50" style:family="text">
      <style:text-properties officeooo:rsid="001dbf4c"/>
    </style:style>
    <style:style style:name="T51" style:family="text">
      <style:text-properties officeooo:rsid="0021e8a6"/>
    </style:style>
    <style:style style:name="T52" style:family="text">
      <style:text-properties officeooo:rsid="0022842d"/>
    </style:style>
    <style:style style:name="T53" style:family="text">
      <style:text-properties officeooo:rsid="00244e39"/>
    </style:style>
    <style:style style:name="T54" style:family="text">
      <style:text-properties officeooo:rsid="0025867b"/>
    </style:style>
    <style:style style:name="T55" style:family="text">
      <style:text-properties officeooo:rsid="002edb5a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fff7d" style:font-weight-asian="normal" style:font-weight-complex="normal"/>
    </style:style>
    <style:style style:name="T58" style:family="text">
      <style:text-properties fo:font-weight="normal" officeooo:rsid="003cbbeb" style:font-weight-asian="normal" style:font-weight-complex="normal"/>
    </style:style>
    <style:style style:name="T59" style:family="text">
      <style:text-properties fo:font-weight="normal" officeooo:rsid="00514f0e" style:font-weight-asian="normal" style:font-weight-complex="normal"/>
    </style:style>
    <style:style style:name="T60" style:family="text">
      <style:text-properties officeooo:rsid="0030ebde"/>
    </style:style>
    <style:style style:name="T61" style:family="text">
      <style:text-properties officeooo:rsid="004c73d4"/>
    </style:style>
    <style:style style:name="T62" style:family="text">
      <style:text-properties officeooo:rsid="004e26c9"/>
    </style:style>
    <style:style style:name="T63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64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65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6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6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68" style:family="text">
      <style:text-properties officeooo:rsid="005956e0"/>
    </style:style>
    <style:style style:name="T69" style:family="text">
      <style:text-properties officeooo:rsid="005b09d3"/>
    </style:style>
    <style:style style:name="T70" style:family="text">
      <style:text-properties style:text-underline-style="solid" style:text-underline-width="auto" style:text-underline-color="font-color" officeooo:rsid="00625baa"/>
    </style:style>
    <style:style style:name="T71" style:family="text">
      <style:text-properties style:text-underline-style="solid" style:text-underline-width="auto" style:text-underline-color="font-color" officeooo:rsid="00634ec2"/>
    </style:style>
    <style:style style:name="T72" style:family="text">
      <style:text-properties officeooo:rsid="006200fd"/>
    </style:style>
    <style:style style:name="T73" style:family="text">
      <style:text-properties style:text-underline-style="none" officeooo:rsid="00634ec2"/>
    </style:style>
    <style:style style:name="T74" style:family="text">
      <style:text-properties style:text-underline-style="none" officeooo:rsid="0068f0fa"/>
    </style:style>
    <style:style style:name="T75" style:family="text">
      <style:text-properties style:text-underline-style="none" officeooo:rsid="00625baa"/>
    </style:style>
    <style:style style:name="T76" style:family="text">
      <style:text-properties style:text-underline-style="none" officeooo:rsid="006b0861"/>
    </style:style>
    <style:style style:name="T77" style:family="text">
      <style:text-properties officeooo:rsid="00625baa"/>
    </style:style>
    <style:style style:name="T78" style:family="text">
      <style:text-properties officeooo:rsid="0062a451"/>
    </style:style>
    <style:style style:name="T79" style:family="text">
      <style:text-properties officeooo:rsid="0065171a"/>
    </style:style>
    <style:style style:name="T80" style:family="text">
      <style:text-properties fo:font-variant="small-caps" officeooo:rsid="0065171a" fo:background-color="transparent" loext:char-shading-value="0"/>
    </style:style>
    <style:style style:name="T81" style:family="text">
      <style:text-properties fo:font-variant="small-caps" officeooo:rsid="0068dc67" fo:background-color="transparent" loext:char-shading-value="0"/>
    </style:style>
    <style:style style:name="T82" style:family="text">
      <style:text-properties fo:font-variant="small-caps" officeooo:rsid="0068f0fa" fo:background-color="transparent" loext:char-shading-value="0"/>
    </style:style>
    <style:style style:name="T83" style:family="text">
      <style:text-properties fo:font-variant="small-caps" officeooo:rsid="006a11e8" fo:background-color="transparent" loext:char-shading-value="0"/>
    </style:style>
    <style:style style:name="T84" style:family="text">
      <style:text-properties officeooo:rsid="0068dc67"/>
    </style:style>
    <style:style style:name="T85" style:family="text">
      <style:text-properties officeooo:rsid="006a11e8"/>
    </style:style>
    <style:style style:name="T86" style:family="text">
      <style:text-properties officeooo:rsid="006c2c32"/>
    </style:style>
    <style:style style:name="T87" style:family="text">
      <style:text-properties officeooo:rsid="007a73a3"/>
    </style:style>
    <style:style style:name="T88" style:family="text">
      <style:text-properties officeooo:rsid="0085a84a"/>
    </style:style>
    <style:style style:name="T89" style:family="text">
      <style:text-properties officeooo:rsid="0087a4f3"/>
    </style:style>
    <style:style style:name="T90" style:family="text">
      <style:text-properties officeooo:rsid="00919973"/>
    </style:style>
    <style:style style:name="T91" style:family="text">
      <style:text-properties officeooo:rsid="009f1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5"/>
      <text:p text:style-name="P5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5">Selon la norme Cattex, les participes présents doivent être indiqués en tant que tels dans MS, sauf certaines exceptions, explicitées dans le manuel, <text:span text:style-name="T62">pour lesquelles l'écart avec le verbe justifie de les étiqueter en adj en MS (et toujours VERppa en M)</text:span>.</text:p>
      <text:p text:style-name="P1"/>
      <text:p text:style-name="P5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5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1"/>
      <text:p text:style-name="P4"><text:span text:style-name="T4">⚠ </text:span><text:span text:style-name="T5">P</text:span><text:span text:style-name="T3">our les lemmes ajoutés car absents de TL, voir à la fin de ce document.</text:span></text:p>
      <text:p text:style-name="P111"/>
      <text:p text:style-name="P12"><text:span text:style-name="T63">⚠ </text:span><text:span text:style-name="T64">Attention aux distinctions entre ne1/ne2 (ADVneg / CONcoo)  ; <text:s/>se (CONsub) / si (ADVgen) ; </text:span><text:span text:style-name="T65">en1 (PRE) et en2 (ADV) </text:span><text:span text:style-name="T64">;</text:span><text:span text:style-name="T66"> </text:span><text:span text:style-name="T67">cant1 (&lt;quando, qui peut être ADVint, ADVsub, CONsub, ADVgen) et cant2 (&lt;quantum).</text:span></text:p>
      <text:p text:style-name="P3"/>
      <text:p text:style-name="Heading_20_2">Pronoms personnels</text:p>
      <text:p text:style-name="P6">qui/que à détailler. <text:span text:style-name="T60">Harmoniser lemme sur « qui » quelle que soit la forme ? Pas souhaitable vu fonctionnement de TL (que fait TL, distingue-t-il qui/que/cui</text:span><text:span text:style-name="T11"> </text:span><text:span text:style-name="T60">? =&gt; apparemment, oui)</text:span></text:p>
      <text:p text:style-name="P113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98">Masc. et fém.</text:p>
          </table:table-cell>
          <table:table-cell table:style-name="Tableau4.A1" office:value-type="string">
            <text:p text:style-name="P98">Neutre</text:p>
          </table:table-cell>
          <table:table-cell table:style-name="Tableau4.D1" office:value-type="string">
            <text:p text:style-name="P98">Lemme<text:span text:style-name="T61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99">qui, ki (<text:span text:style-name="T12">dial., </text:span><text:span text:style-name="T18">surt. AN et E.,</text:span><text:span text:style-name="T24"> que, ke)</text:span></text:p>
          </table:table-cell>
          <table:table-cell table:style-name="Tableau4.A2" office:value-type="string">
            <text:p text:style-name="P99">qui, ki ; que, ke</text:p>
          </table:table-cell>
          <table:table-cell table:style-name="Tableau4.D2" office:value-type="string">
            <text:p text:style-name="P93">qui <text:span text:style-name="T56">; </text:span><text:span text:style-name="T86">que2|que3</text:span></text:p>
          </table:table-cell>
        </table:table-row>
        <table:table-row>
          <table:table-cell table:style-name="Tableau4.A2" office:value-type="string">
            <text:p text:style-name="P97">CR1</text:p>
          </table:table-cell>
          <table:table-cell table:style-name="Tableau4.A2" office:value-type="string">
            <text:p text:style-name="P100">que, ke</text:p>
          </table:table-cell>
          <table:table-cell table:style-name="Tableau4.A2" office:value-type="string">
            <text:p text:style-name="P101">que, ke</text:p>
          </table:table-cell>
          <table:table-cell table:style-name="Tableau4.D2" office:value-type="string">
            <text:p text:style-name="P112">que2|que3</text:p>
          </table:table-cell>
        </table:table-row>
        <table:table-row>
          <table:table-cell table:style-name="Tableau4.A2" office:value-type="string">
            <text:p text:style-name="P97">CR2</text:p>
          </table:table-cell>
          <table:table-cell table:style-name="Tableau4.A2" office:value-type="string">
            <text:p text:style-name="P101">cui, qui ; coi, quoi</text:p>
          </table:table-cell>
          <table:table-cell table:style-name="Tableau4.A2" office:value-type="string">
            <text:p text:style-name="P101">coi ; quoi</text:p>
          </table:table-cell>
          <table:table-cell table:style-name="Tableau4.D2" office:value-type="string">
            <text:p text:style-name="P94">cui ; <text:span text:style-name="T68">coi2</text:span></text:p>
          </table:table-cell>
        </table:table-row>
      </table:table>
      <text:p text:style-name="Text_20_body">C'est <text:span text:style-name="T69">un peu compliqué, chez TL, au niveau des lemmes pour </text:span><text:span text:style-name="T19">que</text:span><text:span text:style-name="T69"> (surtout quand on le confronte à la vision Cattex), il distingue :</text:span></text:p>
      <text:p text:style-name="P103"><text:span text:style-name="T39">que1</text:span> <text:span text:style-name="T79">(&lt; </text:span><text:span text:style-name="T80">quam</text:span><text:span text:style-name="T79">) </text:span>: Vergleichspart. ; qu', ke (8; 6; 26) =&gt; <text:span text:style-name="T12">que</text:span> comparatif (al. <text:span text:style-name="T12">als</text:span><text:span text:style-name="T24">), par ex. </text:span><text:span text:style-name="T12">tant que</text:span><text:span text:style-name="T24">… ; </text:span><text:span text:style-name="T29">dans Cattex, il s'agit du que </text:span><text:span text:style-name="T35">CONsub</text:span><text:span text:style-name="T29">, avec le lemme </text:span><text:span text:style-name="T37">que1|</text:span><text:span text:style-name="T36">que4</text:span></text:p>
      <text:p text:style-name="P104"><text:span text:style-name="T39">que2</text:span> <text:span text:style-name="T84">(&lt; </text:span><text:span text:style-name="T80">qu</text:span><text:span text:style-name="T81">i, quem, quam, quod</text:span><text:span text:style-name="T84">) </text:span>: pron. rel., adv. rel. ; qu', ke (8; 9; 18) <text:span text:style-name="T77">=&gt; </text:span><text:span text:style-name="T21">que</text:span><text:span text:style-name="T77"> </text:span><text:span text:style-name="T70">PROrel</text:span><text:span text:style-name="T77">, (la chose que j'ai mangée…), avec le lemme </text:span><text:span text:style-name="T70">que2|que3</text:span><text:span text:style-name="T75">, </text:span><text:span text:style-name="T76">confondu en pratique avec le suivant</text:span></text:p>
      <text:p text:style-name="P105"><text:span text:style-name="T39">que3</text:span> <text:span text:style-name="T84">(&lt; </text:span><text:span text:style-name="T80">qu</text:span><text:span text:style-name="T81">i</text:span><text:span text:style-name="T82">d</text:span><text:span text:style-name="T84">) </text:span>: pron. interrog. ; qu', ke (8; 19; 34) <text:span text:style-name="T78">=&gt; </text:span><text:span text:style-name="T22">que</text:span><text:span text:style-name="T78"> </text:span><text:span text:style-name="T71">PROint</text:span><text:span text:style-name="T73">, </text:span><text:span text:style-name="T74">avec le lemme </text:span><text:span text:style-name="T70">que2|que3</text:span></text:p>
      <text:p text:style-name="P106"><text:span text:style-name="T39">que4</text:span> <text:span text:style-name="T85">(&lt; </text:span><text:span text:style-name="T80">qu</text:span><text:span text:style-name="T83">ia</text:span><text:span text:style-name="T85">) </text:span>: conjunct. ; ques, ke (8; 23; 28) <text:span text:style-name="T72">=&gt; </text:span><text:span text:style-name="T20">que</text:span><text:span text:style-name="T72"> conj. sub., (al. </text:span><text:span text:style-name="T20">daß</text:span><text:span text:style-name="T30">), par ex. </text:span><text:span text:style-name="T20">il avint que… </text:span><text:span text:style-name="T30">; dans Cattex, c'est aussi le </text:span><text:span text:style-name="T20">que</text:span><text:span text:style-name="T30"> </text:span><text:span text:style-name="T36">CONsub</text:span><text:span text:style-name="T38">, avec le lemme </text:span><text:span text:style-name="T37">que1|</text:span><text:span text:style-name="T36">que4</text:span></text:p>
      <text:p text:style-name="P107"><text:span text:style-name="T31">N.B. : </text:span><text:span text:style-name="T33">C</text:span><text:span text:style-name="T31">attex a également un que ADVgen, « dans la négation restrictive (ne [...] que) est étiqueté &lt;ADVgen&gt; ; idem dans la construction ne [...] mais [...] que [...] ou ne [...] mais [...] ». </text:span><text:span text:style-name="T34">On lui donne également le lemme </text:span><text:span text:style-name="T37">que1|</text:span><text:span text:style-name="T36">que4</text:span><text:span text:style-name="T33">.</text:span></text:p>
      <text:p text:style-name="P109"><text:soft-page-break/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68">pers.</text:p>
          </table:table-cell>
          <table:table-cell table:style-name="Tableau5.A1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69">Lemme <text:span text:style-name="T90">retenu</text:span></text:p>
          </table:table-cell>
        </table:table-row>
        <table:table-row>
          <table:table-cell table:style-name="Tableau5.A2" office:value-type="string">
            <text:p text:style-name="P68">1 sg.</text:p>
          </table:table-cell>
          <table:table-cell table:style-name="Tableau5.A2" table:number-columns-spanned="6" office:value-type="string">
            <text:p text:style-name="P74">CS <text:s/>je, …, <text:span text:style-name="T39">gié</text:span></text:p>
            <text:p text:style-name="P74">CR <text:s/>me, <text:span text:style-name="T39">mei, moi</text:span><text:span text:style-name="T56">, </text:span><text:span text:style-name="T3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0">je</text:p>
          </table:table-cell>
        </table:table-row>
        <table:table-row>
          <table:table-cell table:style-name="Tableau5.A2" office:value-type="string">
            <text:p text:style-name="P68">2 sg.</text:p>
          </table:table-cell>
          <table:table-cell table:style-name="Tableau5.A2" table:number-columns-spanned="6" office:value-type="string">
            <text:p text:style-name="P74">CS tu (<text:span text:style-name="T12">pic</text:span>. te)</text:p>
            <text:p text:style-name="P74">CR te, <text:span text:style-name="T3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tu</text:p>
          </table:table-cell>
        </table:table-row>
        <table:table-row>
          <table:table-cell table:style-name="Tableau5.A2" office:value-type="string">
            <text:p text:style-name="P68">3 sg.</text:p>
          </table:table-cell>
          <table:table-cell table:style-name="Tableau5.A2" office:value-type="string">
            <text:p text:style-name="P75">masc.</text:p>
            <text:p text:style-name="P74">CS il, ilh, i</text:p>
            <text:p text:style-name="P74">CR le, <text:span text:style-name="T43">lui</text:span></text:p>
            <text:p text:style-name="P77">CRI li, <text:span text:style-name="T39">lui</text:span></text:p>
          </table:table-cell>
          <table:table-cell table:style-name="Tableau5.A2" table:number-columns-spanned="3" office:value-type="string">
            <text:p text:style-name="P75">fém.</text:p>
            <text:p text:style-name="P76">ele</text:p>
            <text:p text:style-name="P76">la (pic. le), <text:span text:style-name="T39">li, lei, lié</text:span></text:p>
            <text:p text:style-name="P76">li, <text:span text:style-name="T39">li, lei, lié</text:span></text:p>
          </table:table-cell>
          <table:covered-table-cell/>
          <table:covered-table-cell/>
          <table:table-cell table:style-name="Tableau5.A2" office:value-type="string">
            <text:p text:style-name="P84">neutre</text:p>
            <text:p text:style-name="P85">il, el</text:p>
            <text:p text:style-name="P85">le, lo,… </text:p>
            <text:p text:style-name="P85"/>
          </table:table-cell>
          <table:table-cell table:style-name="Tableau5.A2" office:value-type="string">
            <text:p text:style-name="P79">réfl.</text:p>
            <text:p text:style-name="P79"/>
            <text:p text:style-name="P81">se, <text:span text:style-name="T39">sei, soi</text:span></text:p>
          </table:table-cell>
          <table:table-cell table:style-name="Tableau5.H2" office:value-type="string">
            <text:p text:style-name="P70">il ; <text:span text:style-name="T91">soi1</text:span></text:p>
          </table:table-cell>
        </table:table-row>
        <table:table-row>
          <table:table-cell table:style-name="Tableau5.A2" office:value-type="string">
            <text:p text:style-name="P68"><text:span text:style-name="T87">1</text:span> <text:span text:style-name="T87">pl</text:span>.</text:p>
          </table:table-cell>
          <table:table-cell table:style-name="Tableau5.A2" table:number-columns-spanned="6" office:value-type="string">
            <text:p text:style-name="P83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nos1</text:p>
          </table:table-cell>
        </table:table-row>
        <table:table-row>
          <table:table-cell table:style-name="Tableau5.A2" office:value-type="string">
            <text:p text:style-name="P68"><text:span text:style-name="T87">2</text:span> <text:span text:style-name="T87">pl</text:span>.</text:p>
          </table:table-cell>
          <table:table-cell table:style-name="Tableau5.A2" table:number-columns-spanned="6" office:value-type="string">
            <text:p text:style-name="P83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vos1</text:p>
          </table:table-cell>
        </table:table-row>
        <table:table-row>
          <table:table-cell table:style-name="Tableau5.A2" office:value-type="string">
            <text:p text:style-name="P68"><text:span text:style-name="T87">3</text:span> <text:span text:style-name="T87">pl</text:span>.</text:p>
          </table:table-cell>
          <table:table-cell table:style-name="Tableau5.A2" table:number-columns-spanned="2" office:value-type="string">
            <text:p text:style-name="P75">masc.</text:p>
            <text:p text:style-name="P74">CS il, ilh, i</text:p>
            <text:p text:style-name="P74">CR le<text:span text:style-name="T88">s, </text:span><text:span text:style-name="T44">els, eus</text:span></text:p>
            <text:p text:style-name="P82">CRI <text:span text:style-name="T88">lor, </text:span><text:span text:style-name="T44">els, eus</text:span></text:p>
          </table:table-cell>
          <table:covered-table-cell/>
          <table:table-cell table:style-name="Tableau5.A2" office:value-type="string">
            <text:p text:style-name="P75">fém.</text:p>
            <text:p text:style-name="P76">ele<text:span text:style-name="T88">s, els, eus</text:span></text:p>
            <text:p text:style-name="P86">les, <text:span text:style-name="T45">eles, els, eus</text:span></text:p>
            <text:p text:style-name="P87">lor, <text:span text:style-name="T39">eles, els, eus</text:span></text:p>
          </table:table-cell>
          <table:table-cell table:style-name="Tableau5.A2" table:number-columns-spanned="3" office:value-type="string">
            <text:p text:style-name="P78">réfl.</text:p>
            <text:p text:style-name="P78"/>
            <text:p text:style-name="P80">se, <text:span text:style-name="T39">sei, soi</text:span></text:p>
          </table:table-cell>
          <table:covered-table-cell/>
          <table:covered-table-cell/>
          <table:table-cell table:style-name="Tableau5.H2" office:value-type="string">
            <text:p text:style-name="P71">il</text:p>
          </table:table-cell>
        </table:table-row>
      </table:table>
      <text:p text:style-name="Text_20_body"/>
      <text:p text:style-name="Text_20_body"/>
      <text:p text:style-name="P110">Pronoms, déterminants et articles possessifs : les paradigmes et leurs lemmes <text:span text:style-name="T8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88">Les deux paradigmes sont distincts au sg., mais en grande partie <text:span text:style-name="T7">communs au pl. TL propose des lemmes pour chaque personne</text:span></text:p>
      <text:p text:style-name="P88"/>
      <text:p text:style-name="P92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4">Masc.</text:p>
          </table:table-cell>
          <table:covered-table-cell/>
          <table:table-cell table:style-name="Tableau1.A1" table:number-columns-spanned="2" office:value-type="string">
            <text:p text:style-name="P14">Fém.</text:p>
          </table:table-cell>
          <table:covered-table-cell/>
          <table:table-cell table:style-name="Tableau1.F1" office:value-type="string">
            <text:p text:style-name="P14">Lemme <text:span text:style-name="T48">TL</text:span>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38">Sg.</text:p>
          </table:table-cell>
          <table:table-cell table:style-name="Tableau1.A2" office:value-type="string">
            <text:p text:style-name="P21">Pl.</text:p>
          </table:table-cell>
          <table:table-cell table:style-name="Tableau1.A2" office:value-type="string">
            <text:p text:style-name="P27">Sg.</text:p>
          </table:table-cell>
          <table:table-cell table:style-name="Tableau1.A2" office:value-type="string">
            <text:p text:style-name="P27">Pl.</text:p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3">1<text:span text:style-name="T9">re</text:span> pers.</text:p>
          </table:table-cell>
          <table:table-cell table:style-name="Tableau1.A2" office:value-type="string">
            <text:p text:style-name="P20">CS <text:span text:style-name="T12">mes</text:span><text:span text:style-name="T24">, </text:span><text:span text:style-name="T12">mis </text:span><text:span text:style-name="T24">(AN)</text:span></text:p>
            <text:p text:style-name="P37">CR <text:span text:style-name="T12">mon, mun</text:span> (AN<text:span text:style-name="T47">)</text:span>, <text:span text:style-name="T12">men</text:span> (pic.)</text:p>
          </table:table-cell>
          <table:table-cell table:style-name="Tableau1.A2" office:value-type="string">
            <text:p text:style-name="P47">mi</text:p>
            <text:p text:style-name="P47">mes</text:p>
          </table:table-cell>
          <table:table-cell table:style-name="Tableau1.A2" office:value-type="string">
            <text:p text:style-name="P26"><text:span text:style-name="T12">ma</text:span>, <text:span text:style-name="T12">me</text:span><text:span text:style-name="T24"> (pic.)</text:span></text:p>
          </table:table-cell>
          <table:table-cell table:style-name="Tableau1.A2" office:value-type="string">
            <text:p text:style-name="P47">mes</text:p>
          </table:table-cell>
          <table:table-cell table:style-name="Tableau1.F2" office:value-type="string">
            <text:p text:style-name="P57">mon1</text:p>
          </table:table-cell>
        </table:table-row>
        <table:table-row>
          <table:table-cell table:style-name="Tableau1.A2" office:value-type="string">
            <text:p text:style-name="P62">2<text:span text:style-name="T9">e</text:span> pers.</text:p>
          </table:table-cell>
          <table:table-cell table:style-name="Tableau1.A2" office:value-type="string">
            <text:p text:style-name="P26">CS <text:span text:style-name="T12">tes, tis</text:span></text:p>
            <text:p text:style-name="P26"><text:span text:style-name="T24">CR </text:span><text:span text:style-name="T12">ton</text:span><text:span text:style-name="T24">, </text:span><text:span text:style-name="T12">tun, ten</text:span></text:p>
          </table:table-cell>
          <table:table-cell table:style-name="Tableau1.A2" office:value-type="string">
            <text:p text:style-name="P47">ti</text:p>
            <text:p text:style-name="P47">tes</text:p>
          </table:table-cell>
          <table:table-cell table:style-name="Tableau1.A2" office:value-type="string">
            <text:p text:style-name="P26"><text:span text:style-name="T12">ta</text:span>, <text:span text:style-name="T12">te</text:span></text:p>
          </table:table-cell>
          <table:table-cell table:style-name="Tableau1.A2" office:value-type="string">
            <text:p text:style-name="P47">tes</text:p>
          </table:table-cell>
          <table:table-cell table:style-name="Tableau1.F2" office:value-type="string">
            <text:p text:style-name="P57">ton4</text:p>
          </table:table-cell>
        </table:table-row>
        <table:table-row>
          <table:table-cell table:style-name="Tableau1.A2" office:value-type="string">
            <text:p text:style-name="P62">3<text:span text:style-name="T9">e</text:span> pers.</text:p>
          </table:table-cell>
          <table:table-cell table:style-name="Tableau1.A2" office:value-type="string">
            <text:p text:style-name="P26">CS <text:span text:style-name="T12">ses</text:span></text:p>
            <text:p text:style-name="P26"><text:span text:style-name="T24">CR </text:span><text:span text:style-name="T12">son</text:span><text:span text:style-name="T24">, </text:span><text:span text:style-name="T12">sun</text:span><text:span text:style-name="T24">, </text:span><text:span text:style-name="T12">sen</text:span></text:p>
          </table:table-cell>
          <table:table-cell table:style-name="Tableau1.A2" office:value-type="string">
            <text:p text:style-name="P47">si</text:p>
            <text:p text:style-name="P47">ses</text:p>
          </table:table-cell>
          <table:table-cell table:style-name="Tableau1.A2" office:value-type="string">
            <text:p text:style-name="P47">sa<text:span text:style-name="T24">, </text:span>se</text:p>
          </table:table-cell>
          <table:table-cell table:style-name="Tableau1.A2" office:value-type="string">
            <text:p text:style-name="P47">ses</text:p>
          </table:table-cell>
          <table:table-cell table:style-name="Tableau1.F2" office:value-type="string">
            <text:p text:style-name="P43"><text:span text:style-name="T39">son4</text:span> </text:p>
            <text:p text:style-name="P48">(en réalité, pas une vraie entrée, mais un renvoi à suen<text:span text:style-name="T46">…</text:span>)</text:p>
          </table:table-cell>
        </table:table-row>
      </table:table>
      <text:p text:style-name="P88"/>
      <text:p text:style-name="P88"/>
      <text:p text:style-name="P91"><text:soft-page-break/>Adjectif possessif fort, <text:span text:style-name="T49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5"/>
          </table:table-cell>
          <table:table-cell table:style-name="Tableau2.A1" table:number-columns-spanned="2" office:value-type="string">
            <text:p text:style-name="P15">Masc.</text:p>
          </table:table-cell>
          <table:covered-table-cell/>
          <table:table-cell table:style-name="Tableau2.A1" table:number-columns-spanned="2" office:value-type="string">
            <text:p text:style-name="P15">Fém.</text:p>
          </table:table-cell>
          <table:covered-table-cell/>
          <table:table-cell table:style-name="Tableau2.F1" office:value-type="string">
            <text:p text:style-name="P15">Lemme <text:span text:style-name="T48">TL</text:span></text:p>
          </table:table-cell>
        </table:table-row>
        <table:table-row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39">Sg.</text:p>
          </table:table-cell>
          <table:table-cell table:style-name="Tableau2.A2" office:value-type="string">
            <text:p text:style-name="P22">Pl.</text:p>
          </table:table-cell>
          <table:table-cell table:style-name="Tableau2.A2" office:value-type="string">
            <text:p text:style-name="P28">Sg.</text:p>
          </table:table-cell>
          <table:table-cell table:style-name="Tableau2.A2" office:value-type="string">
            <text:p text:style-name="P28">Pl.</text:p>
          </table:table-cell>
          <table:table-cell table:style-name="Tableau2.F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17">1<text:span text:style-name="T9">re</text:span> pers.</text:p>
          </table:table-cell>
          <table:table-cell table:style-name="Tableau2.A2" office:value-type="string">
            <text:p text:style-name="P24">CS <text:span text:style-name="T12">m</text:span><text:span text:style-name="T13">i</text:span><text:span text:style-name="T12">e</text:span><text:span text:style-name="T13">n</text:span><text:span text:style-name="T12">s</text:span><text:span text:style-name="T24">, </text:span><text:span text:style-name="T12">m</text:span><text:span text:style-name="T13">en</text:span><text:span text:style-name="T12">s </text:span><text:span text:style-name="T24">(AN)</text:span></text:p>
            <text:p text:style-name="P41">CR <text:span text:style-name="T12">m</text:span><text:span text:style-name="T13">ien</text:span><text:span text:style-name="T12">, </text:span><text:span text:style-name="T13">men</text:span> (AN<text:span text:style-name="T47">)</text:span></text:p>
          </table:table-cell>
          <table:table-cell table:style-name="Tableau2.A2" office:value-type="string">
            <text:p text:style-name="P49">mien, men</text:p>
            <text:p text:style-name="P49">miens, mens</text:p>
          </table:table-cell>
          <table:table-cell table:style-name="Tableau2.A2" office:value-type="string">
            <text:p text:style-name="P33"><text:span text:style-name="T12">meie</text:span><text:span text:style-name="T24">, </text:span><text:span text:style-name="T12">moie</text:span><text:span text:style-name="T24"> ; <text:s/></text:span><text:span text:style-name="T12">mieue</text:span><text:span text:style-name="T24">, </text:span><text:span text:style-name="T12">miue</text:span><text:span text:style-name="T24"> (pic)</text:span></text:p>
          </table:table-cell>
          <table:table-cell table:style-name="Tableau2.A2" office:value-type="string">
            <text:p text:style-name="P49">meie, …</text:p>
          </table:table-cell>
          <table:table-cell table:style-name="Tableau2.F2" office:value-type="string">
            <text:p text:style-name="P58">mien</text:p>
          </table:table-cell>
        </table:table-row>
        <table:table-row>
          <table:table-cell table:style-name="Tableau2.A2" office:value-type="string">
            <text:p text:style-name="P63">2<text:span text:style-name="T9">e</text:span> pers.</text:p>
          </table:table-cell>
          <table:table-cell table:style-name="Tableau2.A2" office:value-type="string">
            <text:p text:style-name="P30">CS <text:span text:style-name="T13">tuens</text:span><text:span text:style-name="T25">, </text:span><text:span text:style-name="T13">tuns </text:span><text:span text:style-name="T25">(AN)</text:span><text:span text:style-name="T13">, toens</text:span><text:span text:style-name="T25"> (O)</text:span></text:p>
            <text:p text:style-name="P30"><text:span text:style-name="T24">CR </text:span><text:span text:style-name="T13">tuen</text:span></text:p>
          </table:table-cell>
          <table:table-cell table:style-name="Tableau2.A2" office:value-type="string">
            <text:p text:style-name="P49">tuen, …</text:p>
            <text:p text:style-name="P49">tuens,…</text:p>
          </table:table-cell>
          <table:table-cell table:style-name="Tableau2.A2" office:value-type="string">
            <text:p text:style-name="P33"><text:span text:style-name="T12">toe, toue, teue, tue </text:span><text:span text:style-name="T24">(AN)</text:span><text:span text:style-name="T12">, …</text:span></text:p>
          </table:table-cell>
          <table:table-cell table:style-name="Tableau2.A2" office:value-type="string">
            <text:p text:style-name="P49">toes,…</text:p>
          </table:table-cell>
          <table:table-cell table:style-name="Tableau2.F2" office:value-type="string">
            <text:p text:style-name="P55">tuen</text:p>
            <text:p text:style-name="P61">(renv. à ton4…)</text:p>
          </table:table-cell>
        </table:table-row>
        <table:table-row>
          <table:table-cell table:style-name="Tableau2.A2" office:value-type="string">
            <text:p text:style-name="P63">3<text:span text:style-name="T9">e</text:span> pers.</text:p>
          </table:table-cell>
          <table:table-cell table:style-name="Tableau2.A2" office:value-type="string">
            <text:p text:style-name="P30">CS <text:span text:style-name="T13">suens, suns, soens</text:span></text:p>
            <text:p text:style-name="P30"><text:span text:style-name="T24">CR </text:span><text:span text:style-name="T13">suen, sun, soen</text:span></text:p>
          </table:table-cell>
          <table:table-cell table:style-name="Tableau2.A2" office:value-type="string">
            <text:p text:style-name="P49">suen, …</text:p>
            <text:p text:style-name="P49">suens,…</text:p>
          </table:table-cell>
          <table:table-cell table:style-name="Tableau2.A2" office:value-type="string">
            <text:p text:style-name="P49">soe, soue, seue,…</text:p>
          </table:table-cell>
          <table:table-cell table:style-name="Tableau2.A2" office:value-type="string">
            <text:p text:style-name="P49">soes,…</text:p>
          </table:table-cell>
          <table:table-cell table:style-name="Tableau2.F2" office:value-type="string">
            <text:p text:style-name="P45">suen</text:p>
          </table:table-cell>
        </table:table-row>
      </table:table>
      <text:p text:style-name="P7"/>
      <text:p text:style-name="P89"/>
      <text:p text:style-name="P90">Possesseurs multiples</text:p>
      <text:p text:style-name="P95">Cert<text:span text:style-name="T50">ains grammairiens distinguent, et d'autres non, deux paradigmes séparés pour « article » et adjectif possessif. Les formes sont en tous cas assez largement communes… et TL ne fait pas de distinction de lemmes.</text:span></text:p>
      <text:p text:style-name="P96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6"/>
          </table:table-cell>
          <table:table-cell table:style-name="Tableau3.A1" table:number-columns-spanned="2" office:value-type="string">
            <text:p text:style-name="P16">Masc.</text:p>
          </table:table-cell>
          <table:covered-table-cell/>
          <table:table-cell table:style-name="Tableau3.A1" table:number-columns-spanned="2" office:value-type="string">
            <text:p text:style-name="P16">Fém.</text:p>
          </table:table-cell>
          <table:covered-table-cell/>
          <table:table-cell table:style-name="Tableau3.F1" office:value-type="string">
            <text:p text:style-name="P16">Lemme <text:span text:style-name="T48">TL</text:span></text:p>
          </table:table-cell>
        </table:table-row>
        <table:table-row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40">Sg.</text:p>
          </table:table-cell>
          <table:table-cell table:style-name="Tableau3.A2" office:value-type="string">
            <text:p text:style-name="P23">Pl.</text:p>
          </table:table-cell>
          <table:table-cell table:style-name="Tableau3.A2" office:value-type="string">
            <text:p text:style-name="P29">Sg.</text:p>
          </table:table-cell>
          <table:table-cell table:style-name="Tableau3.A2" office:value-type="string">
            <text:p text:style-name="P29">Pl.</text:p>
          </table:table-cell>
          <table:table-cell table:style-name="Tableau3.F2" office:value-type="string">
            <text:p text:style-name="P34"/>
          </table:table-cell>
        </table:table-row>
        <table:table-row>
          <table:table-cell table:style-name="Tableau3.A2" office:value-type="string">
            <text:p text:style-name="P18">1<text:span text:style-name="T9">re</text:span> pers.</text:p>
          </table:table-cell>
          <table:table-cell table:style-name="Tableau3.A2" office:value-type="string">
            <text:p text:style-name="P25">CS <text:span text:style-name="T14">nostre(s)</text:span><text:span text:style-name="T26">, </text:span><text:span text:style-name="T14">nos</text:span><text:span text:style-name="T26"> (pic.)</text:span></text:p>
            <text:p text:style-name="P42">CR <text:span text:style-name="T14">nostre, no</text:span><text:span text:style-name="T51"> (pic.)</text:span></text:p>
          </table:table-cell>
          <table:table-cell table:style-name="Tableau3.A2" office:value-type="string">
            <text:p text:style-name="P50">nostre, no<text:span text:style-name="T24"> (pic.)</text:span></text:p>
            <text:p text:style-name="P50">noz, nos<text:span text:style-name="T24"> (dt pic.)</text:span><text:span text:style-name="T10">1</text:span></text:p>
          </table:table-cell>
          <table:table-cell table:style-name="Tableau3.A2" office:value-type="string">
            <text:p text:style-name="P35"><text:span text:style-name="T12">nostre ;</text:span><text:span text:style-name="T24"> </text:span><text:span text:style-name="T12">no, noe</text:span><text:span text:style-name="T24"> (pic.)</text:span></text:p>
          </table:table-cell>
          <table:table-cell table:style-name="Tableau3.A2" office:value-type="string">
            <text:p text:style-name="P53">noz, nos ; nos, noes <text:span text:style-name="T24">(pic.)</text:span><text:span text:style-name="T10">1</text:span></text:p>
          </table:table-cell>
          <table:table-cell table:style-name="Tableau3.F2" office:value-type="string">
            <text:p text:style-name="P59">nostre</text:p>
          </table:table-cell>
        </table:table-row>
        <table:table-row>
          <table:table-cell table:style-name="Tableau3.A2" office:value-type="string">
            <text:p text:style-name="P64">2<text:span text:style-name="T9">e</text:span> pers.</text:p>
          </table:table-cell>
          <table:table-cell table:style-name="Tableau3.A2" office:value-type="string">
            <text:p text:style-name="P31">CS<text:span text:style-name="T25"> </text:span><text:span text:style-name="T15">vostre</text:span><text:span text:style-name="T27">(</text:span><text:span text:style-name="T15">s</text:span><text:span text:style-name="T27">), </text:span><text:span text:style-name="T15">vos</text:span><text:span text:style-name="T27"> (pic.)</text:span></text:p>
            <text:p text:style-name="P44"><text:span text:style-name="T47">C</text:span>R <text:span text:style-name="T15">vostre</text:span><text:span text:style-name="T52">, </text:span><text:span text:style-name="T15">vo</text:span><text:span text:style-name="T52"> (pic.)</text:span></text:p>
          </table:table-cell>
          <table:table-cell table:style-name="Tableau3.A2" office:value-type="string">
            <text:p text:style-name="P44"><text:span text:style-name="T15">vostre</text:span><text:span text:style-name="T52">, </text:span><text:span text:style-name="T15">vo</text:span><text:span text:style-name="T52"> (pic.)</text:span></text:p>
            <text:p text:style-name="P51"><text:span text:style-name="T53">v</text:span>oz, <text:span text:style-name="T53">v</text:span>os<text:span text:style-name="T24"> (dt pic.)</text:span><text:span text:style-name="T10">1</text:span></text:p>
          </table:table-cell>
          <table:table-cell table:style-name="Tableau3.A2" office:value-type="string">
            <text:p text:style-name="P36"><text:span text:style-name="T12">vostre </text:span><text:span text:style-name="T24">; </text:span><text:span text:style-name="T12">vo, voe</text:span><text:span text:style-name="T24"> (pic.)</text:span></text:p>
          </table:table-cell>
          <table:table-cell table:style-name="Tableau3.A2" office:value-type="string">
            <text:p text:style-name="P54">voz<text:span text:style-name="T24">, </text:span>vos <text:span text:style-name="T24">; vos, voes (pic.)</text:span><text:span text:style-name="T10">1</text:span></text:p>
          </table:table-cell>
          <table:table-cell table:style-name="Tableau3.F2" office:value-type="string">
            <text:p text:style-name="P60">vostre</text:p>
          </table:table-cell>
        </table:table-row>
        <table:table-row>
          <table:table-cell table:style-name="Tableau3.A2" office:value-type="string">
            <text:p text:style-name="P64">3<text:span text:style-name="T9">e</text:span> pers.</text:p>
          </table:table-cell>
          <table:table-cell table:style-name="Tableau3.A2" table:number-columns-spanned="4" office:value-type="string">
            <text:p text:style-name="P52">lor, lour, leur, lur<text:span text:style-name="T24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6">lor2</text:p>
            <text:p text:style-name="P56">ne pas confondre avec lor &gt;&gt; il, pron. pers.</text:p>
          </table:table-cell>
        </table:table-row>
      </table:table>
      <text:p text:style-name="P8"/>
      <text:p text:style-name="P10">1 : G. Hasenohr distingue des formes <text:span text:style-name="T12">nostres</text:span>, <text:span text:style-name="T12">vostres</text:span> caractéristiques du <text:span text:style-name="T54">masc.</text:span> CR pl.<text:span text:style-name="T54"> et fém. pl.</text:span> de l'adj. poss.</text:p>
      <text:p text:style-name="P9"/>
      <text:p text:style-name="P9">N.B. : il existe un neutre de l'adj. poss., équivalent au CR masculin <text:span text:style-name="T54">(ex. </text:span><text:span text:style-name="T16">Tout ert vostre aprés sa fin)</text:span></text:p>
      <text:p text:style-name="P9"/>
      <text:p text:style-name="P9"/>
      <text:p text:style-name="P11"><text:span text:style-name="T16">À </text:span><text:span text:style-name="T12">faire : même travail pour le pronom personnel</text:span></text:p>
      <text:p text:style-name="P11"/>
      <text:p text:style-name="P11"/>
      <text:p text:style-name="Heading_20_3">Lemmes absents de TL et ajoutés</text:p>
      <text:p text:style-name="Text_20_body"><text:span text:style-name="T39">acesmeement </text:span><text:span text:style-name="T56">lemme du DMF, car pas d'entrée dans TL, mais </text:span><text:span text:style-name="T58">cité dans acesmer</text:span></text:p>
      <text:p text:style-name="P102"><text:span text:style-name="T41">damnedeu</text:span><text:span text:style-name="T58"> </text:span><text:span text:style-name="T56">(renvoi </text:span><text:span text:style-name="T59">dans </text:span><text:span text:style-name="T56">TL)</text:span></text:p>
      <text:p text:style-name="Text_20_body"><text:span text:style-name="T41">fierement</text:span><text:span text:style-name="T58"> </text:span></text:p>
      <text:p text:style-name="Text_20_body"><text:span text:style-name="T41">dragoncel</text:span><text:span text:style-name="T58"> </text:span><text:span text:style-name="T56">(renvoi dans TL)</text:span></text:p>
      <text:p text:style-name="Text_20_body"><text:soft-page-break/><text:span text:style-name="T41">g</text:span><text:span text:style-name="T39">entement</text:span><text:span text:style-name="T56"> </text:span></text:p>
      <text:p text:style-name="Text_20_body"><text:span text:style-name="T39">hautement</text:span> (sous entrée de haut)</text:p>
      <text:p text:style-name="Text_20_body"><text:span text:style-name="T39">ja+mais1</text:span><text:span text:style-name="T56"> lorsque </text:span><text:span text:style-name="T23">jamés</text:span><text:span text:style-name="T56"> graphié en une unité dans le ms. (cf. DMF, AND jamés), sinon, on utilise les deux étiquettes </text:span><text:span text:style-name="T57">séparément.</text:span></text:p>
      <text:p text:style-name="Text_20_body"><text:span text:style-name="T42">lëaument</text:span><text:span text:style-name="T57"> </text:span></text:p>
      <text:p text:style-name="Text_20_body"><text:span text:style-name="T39">menüement</text:span><text:span text:style-name="T56"> (entrée à menu dans TL)</text:span></text:p>
      <text:p text:style-name="P108"><text:span text:style-name="T39">orgoillosement</text:span><text:span text:style-name="T56"> </text:span></text:p>
      <text:p text:style-name="Text_20_body"><text:span text:style-name="T39">par</text:span><text:span text:style-name="T40">2</text:span><text:span text:style-name="T55"> (cf. Godefroy, DMF, AND par2) : par adverbe d'intensité (moult par …, trop par…, ou seul avec vb. , ex. </text:span><text:span text:style-name="T17">li vostre niés que vus par amez tant</text:span><text:span text:style-name="T28">)</text:span></text:p>
      <text:p text:style-name="Text_20_body"><text:span text:style-name="T39">sobitement</text:span><text:span text:style-name="T56"> (sous entrée de </text:span><text:span text:style-name="T23">sobit</text:span><text:span text:style-name="T31"> que nous autonomisons)</text:span></text:p>
      <text:p text:style-name="Text_20_body"><text:span text:style-name="T39">suzsele</text:span><text:span text:style-name="T24"> </text:span><text:span text:style-name="T32">lemme emprunté à l'AND, car absent de T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6-16T23:43:52.130893269</dc:date>
    <meta:editing-duration>P2DT1H40M22S</meta:editing-duration>
    <meta:editing-cycles>146</meta:editing-cycles>
    <meta:generator>LibreOffice/4.2.8.2$Linux_X86_64 LibreOffice_project/420m0$Build-2</meta:generator>
    <dc:creator>jbc </dc:creator>
    <meta:document-statistic meta:table-count="5" meta:image-count="0" meta:object-count="0" meta:page-count="4" meta:paragraph-count="195" meta:word-count="1024" meta:character-count="5300" meta:non-whitespace-character-count="4459"/>
  </office:meta>
</office:document-meta>
</file>